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6123*"/>
    </style:style>
    <style:style style:name="Tabelle2.B" style:family="table-column">
      <style:table-column-properties style:column-width="3.103cm" style:rel-column-width="1759*"/>
    </style:style>
    <style:style style:name="Tabelle2.C" style:family="table-column">
      <style:table-column-properties style:column-width="3.097cm" style:rel-column-width="175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72789" officeooo:paragraph-rsid="00472789"/>
    </style:style>
    <style:style style:name="P29" style:family="paragraph" style:parent-style-name="Text_20_body">
      <style:paragraph-properties fo:text-align="justify" style:justify-single-word="false"/>
      <style:text-properties officeooo:rsid="003f590c" officeooo:paragraph-rsid="004aae3a"/>
    </style:style>
    <style:style style:name="P30" style:family="paragraph" style:parent-style-name="Text_20_body">
      <style:paragraph-properties fo:text-align="justify" style:justify-single-word="false"/>
      <style:text-properties style:font-name="Liberation Serif" officeooo:rsid="0043574c" officeooo:paragraph-rsid="00152d3d"/>
    </style:style>
    <style:style style:name="P31" style:family="paragraph" style:parent-style-name="Text_20_body">
      <style:paragraph-properties fo:text-align="justify" style:justify-single-word="false"/>
      <style:text-properties officeooo:rsid="0037a474" officeooo:paragraph-rsid="0050211c"/>
    </style:style>
    <style:style style:name="P32" style:family="paragraph" style:parent-style-name="Text_20_body">
      <style:paragraph-properties fo:text-align="justify" style:justify-single-word="false"/>
      <style:text-properties officeooo:rsid="004e362b" officeooo:paragraph-rsid="0050211c"/>
    </style:style>
    <style:style style:name="P33" style:family="paragraph" style:parent-style-name="Text_20_body">
      <style:paragraph-properties fo:text-align="justify" style:justify-single-word="false"/>
      <style:text-properties officeooo:rsid="003755b3" officeooo:paragraph-rsid="0050211c"/>
    </style:style>
    <style:style style:name="P34" style:family="paragraph" style:parent-style-name="Text_20_body">
      <style:paragraph-properties fo:text-align="justify" style:justify-single-word="false"/>
      <style:text-properties officeooo:rsid="005011a1" officeooo:paragraph-rsid="0050211c"/>
    </style:style>
    <style:style style:name="P35" style:family="paragraph" style:parent-style-name="Text_20_body">
      <style:text-properties officeooo:rsid="005011a1" officeooo:paragraph-rsid="0050211c"/>
    </style:style>
    <style:style style:name="P36" style:family="paragraph" style:parent-style-name="Text_20_body">
      <style:paragraph-properties fo:text-align="justify" style:justify-single-word="false"/>
      <style:text-properties officeooo:rsid="0049c71f" officeooo:paragraph-rsid="0050211c"/>
    </style:style>
    <style:style style:name="P37" style:family="paragraph" style:parent-style-name="Text_20_body">
      <style:paragraph-properties fo:text-align="justify" style:justify-single-word="false"/>
      <style:text-properties officeooo:rsid="0050211c" officeooo:paragraph-rsid="0050211c"/>
    </style:style>
    <style:style style:name="P38" style:family="paragraph" style:parent-style-name="Text_20_body">
      <style:paragraph-properties fo:text-align="justify" style:justify-single-word="false"/>
      <style:text-properties officeooo:rsid="00278349" officeooo:paragraph-rsid="005158d1"/>
    </style:style>
    <style:style style:name="P39" style:family="paragraph" style:parent-style-name="Text_20_body">
      <style:paragraph-properties fo:text-align="justify" style:justify-single-word="false"/>
      <style:text-properties officeooo:rsid="0036d567" officeooo:paragraph-rsid="0050211c"/>
    </style:style>
    <style:style style:name="P40" style:family="paragraph" style:parent-style-name="Text_20_body">
      <style:paragraph-properties fo:text-align="justify" style:justify-single-word="false"/>
      <style:text-properties officeooo:rsid="00473239" officeooo:paragraph-rsid="00473239"/>
    </style:style>
    <style:style style:name="P41"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2" style:family="paragraph" style:parent-style-name="Code">
      <style:paragraph-properties fo:text-align="justify" style:justify-single-word="false"/>
      <style:text-properties officeooo:rsid="0023ed95" officeooo:paragraph-rsid="0023ed95"/>
    </style:style>
    <style:style style:name="P43" style:family="paragraph" style:parent-style-name="Code">
      <style:text-properties officeooo:paragraph-rsid="0023ed95"/>
    </style:style>
    <style:style style:name="P44" style:family="paragraph" style:parent-style-name="Code">
      <style:text-properties officeooo:paragraph-rsid="00278349"/>
    </style:style>
    <style:style style:name="P45" style:family="paragraph" style:parent-style-name="Code">
      <style:text-properties officeooo:rsid="003eb5bc" officeooo:paragraph-rsid="003eb5bc"/>
    </style:style>
    <style:style style:name="P46" style:family="paragraph" style:parent-style-name="Code">
      <style:paragraph-properties fo:text-align="justify" style:justify-single-word="false"/>
      <style:text-properties officeooo:rsid="00447560" officeooo:paragraph-rsid="00447560"/>
    </style:style>
    <style:style style:name="P47" style:family="paragraph" style:parent-style-name="Code">
      <style:text-properties officeooo:paragraph-rsid="004aae3a"/>
    </style:style>
    <style:style style:name="P48" style:family="paragraph" style:parent-style-name="Code">
      <style:text-properties officeooo:rsid="0037a474" officeooo:paragraph-rsid="0050211c"/>
    </style:style>
    <style:style style:name="P49" style:family="paragraph" style:parent-style-name="Code">
      <style:text-properties officeooo:rsid="003755b3" officeooo:paragraph-rsid="0050211c"/>
    </style:style>
    <style:style style:name="P50" style:family="paragraph" style:parent-style-name="Code">
      <style:text-properties officeooo:paragraph-rsid="0050211c"/>
    </style:style>
    <style:style style:name="P51" style:family="paragraph" style:parent-style-name="Code">
      <style:paragraph-properties fo:text-align="start" style:justify-single-word="false"/>
      <style:text-properties officeooo:rsid="00398e54" officeooo:paragraph-rsid="00398e54"/>
    </style:style>
    <style:style style:name="P52" style:family="paragraph" style:parent-style-name="Code">
      <style:text-properties officeooo:paragraph-rsid="005bbc87"/>
    </style:style>
    <style:style style:name="P53" style:family="paragraph" style:parent-style-name="Footnote">
      <style:text-properties officeooo:rsid="001c9d39" officeooo:paragraph-rsid="001c9d39"/>
    </style:style>
    <style:style style:name="P54" style:family="paragraph" style:parent-style-name="Footnote">
      <style:text-properties officeooo:paragraph-rsid="00202ea4"/>
    </style:style>
    <style:style style:name="P55" style:family="paragraph" style:parent-style-name="Footnote">
      <style:paragraph-properties fo:text-align="justify" style:justify-single-word="false"/>
      <style:text-properties officeooo:rsid="00447560" officeooo:paragraph-rsid="00447560"/>
    </style:style>
    <style:style style:name="P56" style:family="paragraph" style:parent-style-name="Footnote">
      <style:paragraph-properties fo:text-align="justify" style:justify-single-word="false"/>
      <style:text-properties officeooo:rsid="004607db" officeooo:paragraph-rsid="004607db"/>
    </style:style>
    <style:style style:name="P57" style:family="paragraph" style:parent-style-name="Footnote">
      <style:paragraph-properties fo:text-align="justify" style:justify-single-word="false"/>
      <style:text-properties officeooo:rsid="0016d7fc" officeooo:paragraph-rsid="0016d7fc"/>
    </style:style>
    <style:style style:name="P58" style:family="paragraph" style:parent-style-name="Table_20_Contents">
      <style:paragraph-properties fo:text-align="justify" style:justify-single-word="false"/>
      <style:text-properties officeooo:rsid="001e684a" officeooo:paragraph-rsid="001e684a"/>
    </style:style>
    <style:style style:name="P59"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0" style:family="paragraph" style:parent-style-name="Table_20_Contents">
      <style:paragraph-properties fo:text-align="justify" style:justify-single-word="false"/>
      <style:text-properties officeooo:rsid="002f298b" officeooo:paragraph-rsid="002f298b"/>
    </style:style>
    <style:style style:name="P61"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62" style:family="paragraph" style:parent-style-name="Code">
      <style:paragraph-properties fo:break-before="page"/>
    </style:style>
    <style:style style:name="P63" style:family="paragraph" style:parent-style-name="Code">
      <style:paragraph-properties fo:text-align="start" style:justify-single-word="false" fo:break-before="page"/>
      <style:text-properties officeooo:paragraph-rsid="005bbc87"/>
    </style:style>
    <style:style style:name="P64" style:family="paragraph" style:parent-style-name="Heading_20_1">
      <style:paragraph-properties fo:text-align="justify" style:justify-single-word="false"/>
      <style:text-properties officeooo:rsid="00136a82" officeooo:paragraph-rsid="00136a82"/>
    </style:style>
    <style:style style:name="P65" style:family="paragraph" style:parent-style-name="Heading_20_1">
      <style:text-properties officeooo:rsid="0018346e" officeooo:paragraph-rsid="0018346e"/>
    </style:style>
    <style:style style:name="P66" style:family="paragraph" style:parent-style-name="Heading_20_1">
      <style:paragraph-properties fo:text-align="justify" style:justify-single-word="false"/>
      <style:text-properties officeooo:rsid="0036d567" officeooo:paragraph-rsid="0050211c"/>
    </style:style>
    <style:style style:name="P67" style:family="paragraph" style:parent-style-name="Heading_20_1">
      <style:text-properties officeooo:paragraph-rsid="0050211c"/>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Heading_20_1">
      <style:paragraph-properties fo:text-align="justify" style:justify-single-word="false" fo:break-before="page"/>
      <style:text-properties officeooo:rsid="00152d3d" officeooo:paragraph-rsid="00152d3d"/>
    </style:style>
    <style:style style:name="P71" style:family="paragraph" style:parent-style-name="Code">
      <style:text-properties officeooo:paragraph-rsid="005e33ea"/>
    </style:style>
    <style:style style:name="P72" style:family="paragraph" style:parent-style-name="Table_20_Contents">
      <style:paragraph-properties fo:text-align="justify" style:justify-single-word="false"/>
      <style:text-properties officeooo:rsid="005e89dc" officeooo:paragraph-rsid="005e89dc"/>
    </style:style>
    <style:style style:name="P73"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officeooo:paragraph-rsid="005e89dc"/>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Heading_20_2">
      <style:text-properties officeooo:rsid="0043574c" officeooo:paragraph-rsid="0043574c"/>
    </style:style>
    <style:style style:name="P80" style:family="paragraph" style:parent-style-name="Heading_20_2">
      <style:text-properties officeooo:rsid="00468c6b" officeooo:paragraph-rsid="00468c6b"/>
    </style:style>
    <style:style style:name="P81" style:family="paragraph" style:parent-style-name="Heading_20_2">
      <style:text-properties officeooo:rsid="001a96bd" officeooo:paragraph-rsid="001a96bd"/>
    </style:style>
    <style:style style:name="P82" style:family="paragraph" style:parent-style-name="Heading_20_2">
      <style:text-properties officeooo:rsid="005011a1" officeooo:paragraph-rsid="0050211c"/>
    </style:style>
    <style:style style:name="P83" style:family="paragraph" style:parent-style-name="Heading_20_2">
      <style:text-properties officeooo:rsid="0049c71f" officeooo:paragraph-rsid="0049c71f"/>
    </style:style>
    <style:style style:name="P84" style:family="paragraph" style:parent-style-name="Heading_20_3">
      <style:text-properties officeooo:paragraph-rsid="00447560"/>
    </style:style>
    <style:style style:name="P85" style:family="paragraph" style:parent-style-name="Heading_20_3">
      <style:text-properties officeooo:rsid="001679fa" officeooo:paragraph-rsid="001679fa"/>
    </style:style>
    <style:style style:name="P86" style:family="paragraph" style:parent-style-name="Heading_20_3">
      <style:text-properties officeooo:rsid="001e684a" officeooo:paragraph-rsid="001e684a"/>
    </style:style>
    <style:style style:name="P87" style:family="paragraph" style:parent-style-name="Heading_20_3">
      <style:text-properties officeooo:rsid="0048b700"/>
    </style:style>
    <style:style style:name="P88" style:family="paragraph" style:parent-style-name="Heading_20_3">
      <style:text-properties officeooo:rsid="00278349" officeooo:paragraph-rsid="00278349"/>
    </style:style>
    <style:style style:name="P89" style:family="paragraph" style:parent-style-name="Text_20_body">
      <style:text-properties officeooo:rsid="005158d1" officeooo:paragraph-rsid="005158d1"/>
    </style:style>
    <style:style style:name="P90" style:family="paragraph" style:parent-style-name="Text_20_body">
      <style:paragraph-properties fo:text-align="justify" style:justify-single-word="false"/>
      <style:text-properties officeooo:rsid="00202ea4" officeooo:paragraph-rsid="005e1903"/>
    </style:style>
    <style:style style:name="P91" style:family="paragraph" style:parent-style-name="Text_20_body">
      <style:paragraph-properties fo:text-align="justify" style:justify-single-word="false"/>
      <style:text-properties officeooo:rsid="005e1903" officeooo:paragraph-rsid="005e1903"/>
    </style:style>
    <style:style style:name="P92" style:family="paragraph" style:parent-style-name="Text_20_body">
      <style:paragraph-properties fo:text-align="justify" style:justify-single-word="false"/>
      <style:text-properties officeooo:rsid="005e1903" officeooo:paragraph-rsid="005e33ea"/>
    </style:style>
    <style:style style:name="P93" style:family="paragraph" style:parent-style-name="Text_20_body">
      <style:text-properties officeooo:rsid="005e33ea" officeooo:paragraph-rsid="005e33ea"/>
    </style:style>
    <style:style style:name="P94" style:family="paragraph" style:parent-style-name="Text_20_body">
      <style:text-properties officeooo:rsid="005e33ea" officeooo:paragraph-rsid="005f2ce7"/>
    </style:style>
    <style:style style:name="P95" style:family="paragraph" style:parent-style-name="Text_20_body">
      <style:text-properties officeooo:rsid="005e89dc" officeooo:paragraph-rsid="005e89d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5011a1"/>
    </style:style>
    <style:style style:name="T37" style:family="text">
      <style:text-properties style:font-name="Courier 10 Pitch1" officeooo:rsid="0050211c"/>
    </style:style>
    <style:style style:name="T38" style:family="text">
      <style:text-properties style:font-name="Courier Pitch 10"/>
    </style:style>
    <style:style style:name="T39" style:family="text">
      <style:text-properties officeooo:rsid="00381bf5"/>
    </style:style>
    <style:style style:name="T40" style:family="text">
      <style:text-properties officeooo:rsid="0038800e"/>
    </style:style>
    <style:style style:name="T41" style:family="text">
      <style:text-properties officeooo:rsid="00398e54"/>
    </style:style>
    <style:style style:name="T42" style:family="text">
      <style:text-properties style:font-name="Courier New1"/>
    </style:style>
    <style:style style:name="T43" style:family="text">
      <style:text-properties officeooo:rsid="003b3673"/>
    </style:style>
    <style:style style:name="T44" style:family="text">
      <style:text-properties officeooo:rsid="003cf654"/>
    </style:style>
    <style:style style:name="T45" style:family="text">
      <style:text-properties officeooo:rsid="003d5638"/>
    </style:style>
    <style:style style:name="T46" style:family="text">
      <style:text-properties officeooo:rsid="003f9c76"/>
    </style:style>
    <style:style style:name="T47" style:family="text">
      <style:text-properties officeooo:rsid="00423ada"/>
    </style:style>
    <style:style style:name="T48" style:family="text">
      <style:text-properties officeooo:rsid="0016d7fc"/>
    </style:style>
    <style:style style:name="T49" style:family="text">
      <style:text-properties officeooo:rsid="0043574c"/>
    </style:style>
    <style:style style:name="T50" style:family="text">
      <style:text-properties officeooo:rsid="00447560"/>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4c5754"/>
    </style:style>
    <style:style style:name="T58" style:family="text">
      <style:text-properties officeooo:rsid="004e362b"/>
    </style:style>
    <style:style style:name="T59" style:family="text">
      <style:text-properties officeooo:rsid="005011a1"/>
    </style:style>
    <style:style style:name="T60" style:family="text">
      <style:text-properties officeooo:rsid="0050211c"/>
    </style:style>
    <style:style style:name="T61" style:family="text">
      <style:text-properties officeooo:rsid="005158d1"/>
    </style:style>
    <style:style style:name="T62" style:family="text">
      <style:text-properties officeooo:rsid="0056f1da"/>
    </style:style>
    <style:style style:name="T63" style:family="text">
      <style:text-properties officeooo:rsid="0057c6d9"/>
    </style:style>
    <style:style style:name="T64" style:family="text">
      <style:text-properties officeooo:rsid="005a0a0b"/>
    </style:style>
    <style:style style:name="T65" style:family="text">
      <style:text-properties officeooo:rsid="005bbc87"/>
    </style:style>
    <style:style style:name="T66" style:family="text">
      <style:text-properties officeooo:rsid="00278349"/>
    </style:style>
    <style:style style:name="T67" style:family="text">
      <style:text-properties officeooo:rsid="005e1903"/>
    </style:style>
    <style:style style:name="T68" style:family="text">
      <style:text-properties officeooo:rsid="005e33ea"/>
    </style:style>
    <style:style style:name="T69" style:family="text">
      <style:text-properties style:font-name="Courier 10"/>
    </style:style>
    <style:style style:name="T70" style:family="text">
      <style:text-properties fo:font-variant="normal" fo:text-transform="none" fo:color="#000000" fo:letter-spacing="normal"/>
    </style:style>
    <style:style style:name="T71" style:family="text">
      <style:text-properties fo:font-variant="normal" fo:text-transform="none" fo:color="#000000" fo:letter-spacing="normal" officeooo:rsid="005e89dc"/>
    </style:style>
    <style:style style:name="T72" style:family="text">
      <style:text-properties fo:font-variant="normal" fo:text-transform="none" fo:color="#222222" fo:letter-spacing="normal"/>
    </style:style>
    <style:style style:name="T73" style:family="text">
      <style:text-properties fo:font-variant="normal" fo:text-transform="none" fo:color="#222222" fo:letter-spacing="normal" officeooo:rsid="005e89dc"/>
    </style:style>
    <style:style style:name="T74" style:family="text">
      <style:text-properties officeooo:rsid="005f2ce7"/>
    </style:style>
    <style:style style:name="T75" style:family="text">
      <style:text-properties officeooo:rsid="006126a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8"><text:a xlink:type="simple" xlink:href="#__RefHeading___Toc17_1048489542">Vorwort<text:tab/>2</text:a></text:p>
          <text:p text:style-name="P76"><text:a xlink:type="simple" xlink:href="#__RefHeading___Toc898_1080811754">Dieses seltsamen 3 Buchstaben<text:tab/>2</text:a></text:p>
          <text:p text:style-name="P78"><text:a xlink:type="simple" xlink:href="#__RefHeading___Toc19_1048489542">Installation<text:tab/>3</text:a></text:p>
          <text:p text:style-name="P76"><text:a xlink:type="simple" xlink:href="#__RefHeading___Toc884_1080811754">Das Archiv<text:tab/>3</text:a></text:p>
          <text:p text:style-name="P76"><text:a xlink:type="simple" xlink:href="#__RefHeading___Toc21_1048489542">Varianten der Bibliothek<text:tab/>3</text:a></text:p>
          <text:p text:style-name="P76"><text:a xlink:type="simple" xlink:href="#__RefHeading___Toc23_1048489542">Die Mapskripte<text:tab/>3</text:a></text:p>
          <text:p text:style-name="P77"><text:a xlink:type="simple" xlink:href="#__RefHeading___Toc900_1080811754">Schnelles Testen<text:tab/>4</text:a></text:p>
          <text:p text:style-name="P77"><text:a xlink:type="simple" xlink:href="#__RefHeading___Toc25_1048489542">DEBUG aktivieren<text:tab/>4</text:a></text:p>
          <text:p text:style-name="P78"><text:a xlink:type="simple" xlink:href="#__RefHeading___Toc35_1048489542">Aufträge erzeugen<text:tab/>5</text:a></text:p>
          <text:p text:style-name="P76"><text:a xlink:type="simple" xlink:href="#__RefHeading___Toc319_1840017082">Aufträge im Questassistenten<text:tab/>5</text:a></text:p>
          <text:p text:style-name="P76"><text:a xlink:type="simple" xlink:href="#__RefHeading___Toc321_1840017082">Aufträge im Skript<text:tab/>5</text:a></text:p>
          <text:p text:style-name="P77"><text:a xlink:type="simple" xlink:href="#__RefHeading___Toc756_4145523790">Lokalisierung von Aufträgen<text:tab/>6</text:a></text:p>
          <text:p text:style-name="P77"><text:a xlink:type="simple" xlink:href="#__RefHeading___Toc323_1840017082">Angaben für einen Auftrag<text:tab/>6</text:a></text:p>
          <text:p text:style-name="P78"><text:a xlink:type="simple" xlink:href="#__RefHeading___Toc1141_1056375343">Interaktive Objekte<text:tab/>7</text:a></text:p>
          <text:p text:style-name="P78"><text:a xlink:type="simple" xlink:href="#__RefHeading___Toc2529_2491491235">Nichtspieler-Charaktere<text:tab/>8</text:a></text:p>
          <text:p text:style-name="P76"><text:a xlink:type="simple" xlink:href="#__RefHeading___Toc1143_1056375343">Funktionen<text:tab/>8</text:a></text:p>
          <text:p text:style-name="P76"><text:a xlink:type="simple" xlink:href="#__RefHeading___Toc1145_1056375343">Behavior<text:tab/>8</text:a></text:p>
          <text:p text:style-name="P78"><text:a xlink:type="simple" xlink:href="#__RefHeading___Toc1147_1056375343">Mission-Briefings und Cutscenes<text:tab/>9</text:a></text:p>
          <text:p text:style-name="P76"><text:a xlink:type="simple" xlink:href="#__RefHeading___Toc386_1840017082">Grundlagen für Dialoge und Missionsbeschreibungen<text:tab/>9</text:a></text:p>
          <text:p text:style-name="P77"><text:a xlink:type="simple" xlink:href="#__RefHeading___Toc758_4145523790">Weggablungen in Dialogen<text:tab/>10</text:a></text:p>
          <text:p text:style-name="P76"><text:a xlink:type="simple" xlink:href="#__RefHeading___Toc388_1840017082">Grundlagen für Kameraflüge<text:tab/>11</text:a></text:p>
          <text:p text:style-name="P77"><text:a xlink:type="simple" xlink:href="#__RefHeading___Toc392_1840017082">Relative Positionsangaben<text:tab/>13</text:a></text:p>
          <text:p text:style-name="P78"><text:a xlink:type="simple" xlink:href="#__RefHeading___Toc2078_460903398">Das Burglager<text:tab/>13</text:a></text:p>
          <text:p text:style-name="P76"><text:a xlink:type="simple" xlink:href="#__RefHeading___Toc2080_460903398">Die Nutzung<text:tab/>13</text:a></text:p>
          <text:p text:style-name="P76"><text:a xlink:type="simple" xlink:href="#__RefHeading___Toc2082_460903398">Die Vorteile<text:tab/>14</text:a></text:p>
        </text:index-body>
      </text:table-of-content>
      <text:p text:style-name="P2"/>
      <text:h text:style-name="P70" text:outline-level="1"><text:bookmark-start text:name="__RefHeading___Toc17_1048489542"/>Vorwort<text:bookmark-end text:name="__RefHeading___Toc17_1048489542"/></text:h>
      <text:p text:style-name="P21">Symfonia, oder auch QSB<text:span text:style-name="T64">++</text:span>, hat <text:span text:style-name="T39">es sich zum</text:span> Ziel <text:span text:style-name="T39">gesetzt, </text:span>das Leben des Mappers zu erleichtern. <text:span text:style-name="T47">Viele bekannte und geschätzte Standardfunktionen befinden sich bereits in der QSB und müssen nicht mehr in die eigenen Skripte kopiert werden.</text:span> <text:span text:style-name="T47">U</text:span>m in den Genuss der Vorzüge dieses <text:span text:style-name="T47">Rahmenwerkes (englisch: </text:span>Framework<text:note text:id="ftn1" text:note-class="footnote"><text:note-citation>1</text:note-citation><text:note-body><text:p text:style-name="P57">Framework: ist ein Programmiergerüst, welches vereinfacht und dem Anwender Vorteile gegenüber der nativen Möglichkeiten einer Umgebung bietet, <text:span text:style-name="T20">in der er sich bewegt</text:span>.</text:p></text:note-body></text:note><text:span text:style-name="T47">)</text:span> zu kommen, <text:span text:style-name="T47">muss man sich an einige </text:span><text:span text:style-name="T6">wenige</text:span><text:span text:style-name="T47">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2">m</text:span> aus den eigenen Maps etwas <text:span text:style-name="T62">besonderes </text:span>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8">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text:span text:style-name="T62">e</text:span>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56">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64" text:outline-level="1"><text:bookmark-start text:name="__RefHeading___Toc19_1048489542"/><text:soft-page-break/>Installation<text:bookmark-end text:name="__RefHeading___Toc19_1048489542"/></text:h>
      <text:h text:style-name="P79"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0" text:outline-level="2"><text:bookmark-start text:name="__RefHeading___Toc21_1048489542"/>Varianten der Bibliothek<text:bookmark-end text:name="__RefHeading___Toc21_1048489542"/></text:h>
      <text:p text:style-name="P5">Sobald <text:span text:style-name="T40">D</text:span>u eine neue Map erstellt hast, muss die QSB in die Map <text:span text:style-name="T5">importiert</text:span> werden. <text:span text:style-name="T49">Dazu öffnest Du den Mapeditor und wählst </text:span><text:span text:style-name="T7">Datei &gt; Questbibliothek importieren</text:span><text:span text:style-name="T49">.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0">r Dateigröße</text:span>. <text:span text:style-name="T49">Alles andere ist von der ersten bis zur letzten Funktion identisch!</text:span></text:p>
      <text:p text:style-name="P4">Sobald <text:span text:style-name="T40">D</text:span>u in den Release-Ordner gegangen bist, wirst Du zwei verschiedene Dateien vorfinden: <text:span text:style-name="T30">questsystembehavior.lua</text:span> und <text:span text:style-name="T30">questsystembehavior_min.lua</text:span><text:span text:style-name="T1">. </text:span></text:p>
      <text:p text:style-name="P41"><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1"><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0">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84" text:outline-level="3"><text:bookmark-start text:name="__RefHeading___Toc900_1080811754"/>Schnelles Testen<text:bookmark-end text:name="__RefHeading___Toc900_1080811754"/></text:h>
      <text:p text:style-name="P26">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2">local PathToProject = "C:/MyProjects/MyMap";<text:line-break/>if not GUI then<text:line-break/> <text:s text:c="3"/>Script.Load(PathToProject .. "/mapscript.lua");<text:line-break/><text:span text:style-name="T65">e</text:span>lse<text:line-break/> <text:s text:c="3"/>Script.Load(PathToProject .. "/localmapscript.lua");<text:line-break/>end</text:p>
      <text:p text:style-name="P26">Dieses Skript läd<text:span text:style-name="T27">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46">local PathToProject = "E:/Maps/Scripts/<text:span text:style-name="T52">mf</text:span>02_gutkirschenessenmitmanfred";</text:p>
      <text:p text:style-name="P25">Solange der Pfad stimmt und alle Dateien vorhanden sind, wird es funktionieren.</text:p>
      <text:h text:style-name="P85" text:outline-level="3"><text:bookmark-start text:name="__RefHeading___Toc25_1048489542"/>DEBUG aktivieren<text:bookmark-end text:name="__RefHeading___Toc25_1048489542"/></text:h>
      <text:p text:style-name="P6"><text:span text:style-name="T50">Bevor Du in den kreativen Schöpfungsprozess einsteigst,</text:span> möchtest <text:span text:style-name="T50">Du </text:span>vielleicht den DEBUG<text:note text:id="ftn3" text:note-class="footnote"><text:note-citation>3</text:note-citation><text:note-body><text:p text:style-name="P55">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 aktivieren, <text:span text:style-name="T50">um</text:span> Fehler schneller entdecken <text:span text:style-name="T50">zu </text:span>k<text:span text:style-name="T50">ö</text:span>nn<text:span text:style-name="T50">en</text:span>. <text:span text:style-name="T50">Der Debug lässt sich als Aufruf in der</text:span> <text:span text:style-name="T30">Mission_FirstMapAction</text:span>, <text:span text:style-name="T50">einer Funktion </text:span>im <text:span text:style-name="T5">globalen</text:span> Skript, <text:span text:style-name="T41">aktivieren. D</text:span>ie Funktion <text:span text:style-name="T30">API.ActivateDebugMode</text:span> <text:span text:style-name="T41">ist dafür zuständig. Sie muss </text:span>nach dem Aufruf von <text:s/><text:span text:style-name="T30">InitKnightTitleTables</text:span> ein<text:span text:style-name="T41">gefügt werden</text:span>.</text:p>
      <text:p text:style-name="P28">Du kannst diese Einstellung verwenden:</text:p>
      <text:p text:style-name="Code">API.ActivateDebugMode(true, <text:span text:style-name="T63">false</text:span>, <text:span text:style-name="T63">true</text:span>, true);</text:p>
      <text:p text:style-name="P6">Dies aktiviert alle Checks und die Konsole, aber nicht <text:span text:style-name="T53">die Live-Verfolgung des Queststatus.</text:span> <text:span text:style-name="T53">M</text:span>ehr <text:span text:style-name="T27">I</text:span>nformationen zum Debug, findest du in der Dokumentation. <text:span text:style-name="T41">Alternativ kann der Debug auch mit einem Behavior aktiviert werden, </text:span><text:span text:style-name="T32">Reward_DEBUG</text:span><text:span text:style-name="T41">.</text:span></text:p>
      <text:p text:style-name="P24"><text:soft-page-break/>Diese Funktion kann natürlich auch über ihren alten Namen, <text:span text:style-name="T13">ActivateDebugMode</text:span>, genutzt werden, wie jede andere API-Funktion auch.</text:p>
      <text:h text:style-name="P65" text:outline-level="1"><text:bookmark-start text:name="__RefHeading___Toc35_1048489542"/>Aufträge erzeugen<text:bookmark-end text:name="__RefHeading___Toc35_1048489542"/></text:h>
      <text:h text:style-name="P81"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81"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53">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3">und Eigenschaften des Quests </text:span>weglassen zu können. Dies geht einher mit einer neuen Schreibweise.</text:p>
      <text:p text:style-name="P7">Ein Beispiel für die neue Schreibweise:</text:p>
      <text:p text:style-name="Code"><text:span text:style-name="T11">local QuestName = API.Create</text:span>Quest {<text:line-break/> <text:s text:c="3"/>Name <text:s text:c="7"/>= "VisitCloister",<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3">Auf diese Weise können Aufträge bei Bedarf kurz gehalten werden. Auf diese Weise wird der Platzverbrauch reduziert. Du gewinnst dadurch eine größere Übersicht über Dein Skript – was immer einen Vorteil bedeutet.</text:span></text:p>
      <text:p text:style-name="P8">Andererseits, falls Behavior und/oder Felder wie z.B. Success angegeben sind, kann der Name weggelassen werden. In diesem Fall wird ein automatischer Bezeichner <text:span text:style-name="T53">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40">Ein Beispiel:</text:p>
      <text:p text:style-name="P63"><text:span text:style-name="T11">local QuestName = API.</text:span>CreateQuest {<text:line-break/> <text:s text:c="3"/>Suggestion <text:s/>= "Ich sollte d<text:span text:style-name="T10">i</text:span>e Mönchen des Klosters <text:span text:style-name="T10">besuchen</text:span>!",<text:line-break/> <text:s text:c="3"/><text:span text:style-name="T10">Success <text:s text:c="4"/>= "Guten Tag, werter Herr!",<text:line-break/><text:line-break/></text:span> <text:s text:c="3"/>Goal_DiscoverPlayer(4),<text:line-break/> <text:s text:c="3"/>Reward_Diplomacy(1, 4, "EstablishedContact"),<text:line-break/> <text:s text:c="3"/>Trigger_OnQuestSuccess("SomeOtherQuest", 8),<text:line-break/><text:span text:style-name="T53">}<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6">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16">Ein Beispiel für einen lokalisierten Auftragstext:</text:p>
      <text:p text:style-name="P51">Suggestion = {<text:line-break/> <text:s text:c="3"/>de = "Ich sollte d<text:span text:style-name="T10">i</text:span>e Mönchen des Klosters <text:span text:style-name="T10">besuchen</text:span>!",<text:line-break/> <text:s text:c="3"/><text:span text:style-name="T43">en = </text:span>"<text:span text:style-name="T43">I should visit the monks of the monastery!</text:span>",<text:line-break/><text:span text:style-name="T43">},</text:span></text:p>
      <text:h text:style-name="P86" text:outline-level="3"><text:bookmark-start text:name="__RefHeading___Toc323_1840017082"/>Angaben für einen Auftrag<text:bookmark-end text:name="__RefHeading___Toc323_1840017082"/></text:h>
      <text:p text:style-name="P9">Aufträge haben viele mögliche Angaben. Die Eigenschaften eines <text:span text:style-name="T41">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59">Eigenschaft</text:p>
          </table:table-cell>
          <table:table-cell table:style-name="Tabelle1.B1" office:value-type="string">
            <text:p text:style-name="P59">Beschreibung</text:p>
          </table:table-cell>
        </table:table-row>
        <table:table-row>
          <table:table-cell table:style-name="Tabelle1.A2" office:value-type="string">
            <text:p text:style-name="P58">Name</text:p>
          </table:table-cell>
          <table:table-cell table:style-name="Tabelle1.B2" office:value-type="string">
            <text:p text:style-name="P60">Über den Namen werden die Quests verwaltet</text:p>
          </table:table-cell>
        </table:table-row>
        <table:table-row>
          <table:table-cell table:style-name="Tabelle1.A2" office:value-type="string">
            <text:p text:style-name="P58">Suggestion</text:p>
          </table:table-cell>
          <table:table-cell table:style-name="Tabelle1.B2" office:value-type="string">
            <text:p text:style-name="P58">Der Text des Sprechers zu Beginn des Auftrages</text:p>
          </table:table-cell>
        </table:table-row>
        <table:table-row>
          <table:table-cell table:style-name="Tabelle1.A2" office:value-type="string">
            <text:p text:style-name="P58">Success</text:p>
          </table:table-cell>
          <table:table-cell table:style-name="Tabelle1.B2" office:value-type="string">
            <text:p text:style-name="P58">Der Text des Sprechers bei erfolgreichem Abschluss</text:p>
          </table:table-cell>
        </table:table-row>
        <table:table-row>
          <table:table-cell table:style-name="Tabelle1.A2" office:value-type="string">
            <text:p text:style-name="P58">Failure</text:p>
          </table:table-cell>
          <table:table-cell table:style-name="Tabelle1.B2" office:value-type="string">
            <text:p text:style-name="P58">Der Text des Sprechers im Falle eines Fehlschlages</text:p>
          </table:table-cell>
        </table:table-row>
        <table:table-row>
          <table:table-cell table:style-name="Tabelle1.A2" office:value-type="string">
            <text:p text:style-name="P58">Description</text:p>
          </table:table-cell>
          <table:table-cell table:style-name="Tabelle1.B2" office:value-type="string">
            <text:p text:style-name="P58">Die Beschreibung für <text:span text:style-name="T27">b</text:span>enutzerdefinierte Auftragstypen</text:p>
          </table:table-cell>
        </table:table-row>
        <table:table-row>
          <table:table-cell table:style-name="Tabelle1.A2" office:value-type="string">
            <text:p text:style-name="P58">Visible</text:p>
          </table:table-cell>
          <table:table-cell table:style-name="Tabelle1.B2" office:value-type="string">
            <text:p text:style-name="P58">Erzwingt die Sichtbarkeit, wenn Suggestion nicht angegeben ist.</text:p>
          </table:table-cell>
        </table:table-row>
        <table:table-row>
          <table:table-cell table:style-name="Tabelle1.A2" office:value-type="string">
            <text:p text:style-name="P58">EndMessage</text:p>
          </table:table-cell>
          <table:table-cell table:style-name="Tabelle1.B2" office:value-type="string">
            <text:p text:style-name="P58">Erzwingt die Sichtbarkeit der Endnachricht.</text:p>
          </table:table-cell>
        </table:table-row>
        <table:table-row>
          <table:table-cell table:style-name="Tabelle1.A2" office:value-type="string">
            <text:p text:style-name="P58">Sender</text:p>
          </table:table-cell>
          <table:table-cell table:style-name="Tabelle1.B2" office:value-type="string">
            <text:p text:style-name="P58">ID des Auftraggeber<text:span text:style-name="T27">s</text:span></text:p>
          </table:table-cell>
        </table:table-row>
        <table:table-row>
          <table:table-cell table:style-name="Tabelle1.A2" office:value-type="string">
            <text:p text:style-name="P58">Receiver</text:p>
          </table:table-cell>
          <table:table-cell table:style-name="Tabelle1.B2" office:value-type="string">
            <text:p text:style-name="P58">ID des Auftragnehmer<text:span text:style-name="T27">s</text:span></text:p>
          </table:table-cell>
        </table:table-row>
        <table:table-row>
          <table:table-cell table:style-name="Tabelle1.A2" office:value-type="string">
            <text:p text:style-name="P58">Time</text:p>
          </table:table-cell>
          <table:table-cell table:style-name="Tabelle1.B2" office:value-type="string">
            <text:p text:style-name="P58">Zeit bis zum automatischen Fehlschlag/Erfolg</text:p>
          </table:table-cell>
        </table:table-row>
      </table:table>
      <text:p text:style-name="P61"><text:soft-page-break/>Die Behavior eines Quests werden als Funktionsaufrufe nach den Eigenschaften des <text:span text:style-name="T44">Auftrages</text:span> angegeben. Dabei ist zu beachten, dass jeder sichtbare <text:span text:style-name="T44">Auftrag</text:span> nur ein Goal haben kann. Auslöser, oder auch Trigger, können mehrere vorhanden sein. Sie müssen alle wenigstens einmal ausgelöst haben, damit der <text:span text:style-name="T44">Auftrag</text:span> startet.</text:p>
      <text:h text:style-name="P66" text:outline-level="1"><text:bookmark-start text:name="__RefHeading___Toc1141_1056375343"/>Interaktive Objekte<text:bookmark-end text:name="__RefHeading___Toc1141_1056375343"/></text:h>
      <text:p text:style-name="P33">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6">Zum Beispiel könnte einem Schloss der richtige Schlüssel fehlen.</text:span></text:p>
      <text:p text:style-name="P49">CreateObject {<text:line-break/> <text:s text:c="3"/>Name <text:s text:c="16"/>= <text:span text:style-name="T24">"</text:span>trigger1<text:span text:style-name="T24">",<text:line-break/></text:span> <text:s text:c="3"/>Title <text:s text:c="15"/>= <text:span text:style-name="T24">"</text:span>Versteckter Schalter<text:span text:style-name="T24">",<text:line-break/></text:span> <text:s text:c="3"/>ConditionUnfulfilled = <text:span text:style-name="T24">"</text:span>Dir fehlt der benötigte Schlüssel!<text:span text:style-name="T24">",<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33">Diese Konfiguration ist ein Beispiel für ein versteckten Schalter, der aber erst aktiviert werden kann, wenn die Variable <text:span text:style-name="T38">HasFoundKey</text:span> gesetzt ist. Vorher bekommt der Spieler eine Meldung, dass er einen Schlüssel benötigt.</text:p>
      <text:p text:style-name="P34">Natürlich können interaktive Objekte auch mit Aktivierungskosten versehen werden.</text:p>
      <text:p text:style-name="P49">CreateObject {<text:line-break/> <text:s text:c="3"/>Name <text:s/>= <text:span text:style-name="T24">"fire1",<text:line-break/></text:span> <text:s text:c="3"/>Title = <text:span text:style-name="T24">"Signalfeuer",<text:line-break/></text:span> <text:s text:c="3"/><text:span text:style-name="T59">Costs</text:span> = <text:span text:style-name="T59">{Goods.G_Wood, 30, Goods.G_Honeycomb, 5},<text:line-break/></text:span>};</text:p>
      <text:p text:style-name="P35">Ein interaktives Objekt kann auch eine Belohnung beinhalten.</text:p>
      <text:p text:style-name="P49">CreateObject {<text:line-break/> <text:s text:c="3"/>Name <text:s text:c="2"/>= <text:span text:style-name="T24">"chest1",<text:line-break/></text:span> <text:s text:c="3"/>Title <text:s/>= <text:span text:style-name="T24">"Schatztruhe",<text:line-break/></text:span> <text:s text:c="3"/><text:span text:style-name="T59">Reward</text:span> = <text:span text:style-name="T59">{Goods.G_Gold, 3000},<text:line-break/></text:span>};</text:p>
      <text:p text:style-name="P35">Die verschiedenen Eigenschaften des Objektes können beliebig gesetzt oder weggelassen werden. Schreibt man sie nicht, werden Standardwerte benutzt. Für eine Liste aller möglichen Eigenschaf-ten, sieh Dir bitte die Dokumentation an.</text:p>
      <text:h text:style-name="P67" text:outline-level="1"><text:bookmark-start text:name="__RefHeading___Toc2529_2491491235"/><text:soft-page-break/>Nichtspieler-Charaktere<text:bookmark-end text:name="__RefHeading___Toc2529_2491491235"/></text:h>
      <text:h text:style-name="P82" text:outline-level="2"><text:bookmark-start text:name="__RefHeading___Toc1143_1056375343"/>Funktionen<text:bookmark-end text:name="__RefHeading___Toc1143_1056375343"/></text:h>
      <text:p text:style-name="P33">Nichtspieler-Charaktere (NPC) sind Siedler, die von einem Helden explizit angesprochen werden müssen, damit sie etwas auslösen. Du kannst sie Dir als lebende interaktive Objekte vorstellen. Ein NPC ist dadurch zu erkennen, dass er <text:span text:style-name="T58">auf der Spielwelt glitzert</text:span>.</text:p>
      <text:p text:style-name="P48">API.NpcCompose {<text:line-break/> <text:s text:c="3"/>Name <text:s text:c="4"/>= "<text:span text:style-name="T58">hakim</text:span>",<text:line-break/> <text:s text:c="3"/>Callback = function(_Npc, _Hero)<text:line-break/> <text:s text:c="6"/>-- Hier kann was passieren<text:line-break/> <text:s text:c="3"/>end,<text:line-break/>}</text:p>
      <text:p text:style-name="P31">Dies ist ein Beispiel für einen einfachen NPC.</text:p>
      <text:p text:style-name="P32">NPCs haben noch weitere Funktionalitäten. Du kannst einen Helden vorgeben, der den NPC ansprechen muss. <text:span text:style-name="T60">Diese Option ist allerdings nur sinnvoll, wenn der Spieler in Deiner Map mehr als <text:s/>einen Helden gleichzeitig steuert. Für die meisten Maps ist diese Angabe daher unnötig.</text:span></text:p>
      <text:p text:style-name="P48">API.NpcCompose {<text:line-break/> <text:s text:c="3"/>Name <text:s text:c="12"/>= "<text:span text:style-name="T58">hakim</text:span>",<text:line-break/> <text:s text:c="3"/><text:span text:style-name="T58">Hero <text:s text:c="12"/>= </text:span>"<text:span text:style-name="T58">marcus</text:span>"<text:span text:style-name="T58">,<text:line-break/></text:span> <text:s text:c="3"/>WrongHeroMessage <text:span text:style-name="T58">= </text:span>"<text:span text:style-name="T58">Ich spreche nicht mit dir!</text:span>",<text:line-break/> <text:s text:c="3"/>Callback <text:s text:c="8"/>= function(_Npc, _Hero)<text:line-break/> <text:s text:c="6"/>-- Hier kann was passieren<text:line-break/> <text:s text:c="3"/>end,<text:line-break/>}</text:p>
      <text:p text:style-name="P32">Wird der NPC nun mit einem Helden angesprochen, dessen Skriptname nicht <text:span text:style-name="T30">marcus</text:span> ist, <text:span text:style-name="T59">wird das Callback nicht ausgelöst und der Text von </text:span><text:span text:style-name="T36">WrongHeroMessage</text:span><text:span text:style-name="T59"> als Nachricht am linken Rand auf dem Bildschirm ausgegeben.</text:span></text:p>
      <text:h text:style-name="P82" text:outline-level="2"><text:bookmark-start text:name="__RefHeading___Toc1145_1056375343"/>Behavior<text:bookmark-end text:name="__RefHeading___Toc1145_1056375343"/></text:h>
      <text:p text:style-name="P31">Du kannst Deine NPCs auch an Quests anbinden, anstelle sie entkoppelt zu verwenden, indem Du die entsprechenden Behavior verwendest.</text:p>
      <text:p text:style-name="P50">Goal_NPC<text:span text:style-name="T58">(</text:span>"<text:span text:style-name="T58">hakim</text:span>", "<text:span text:style-name="T58">hero</text:span>"<text:span text:style-name="T58">)</text:span></text:p>
      <text:p text:style-name="P32">Als erstes wird der Name des NPC angegeben. Als zweites kann optional der Name des Helden folgen, der den NPC ansprechen muss. Je nach dem, ob ein Held vorgegeben ist oder nicht, wird sich das Auftragsfenster anpassen.</text:p>
      <text:h text:style-name="P68" text:outline-level="1"/>
      <text:h text:style-name="P69" text:outline-level="1"><text:bookmark-start text:name="__RefHeading___Toc1147_1056375343"/>Mission-Briefings und Cutscenes<text:bookmark-end text:name="__RefHeading___Toc1147_1056375343"/></text:h>
      <text:p text:style-name="P11"><text:span text:style-name="T44">DIE SIEDLER - </text:span>Aufstieg eines Königreichs bietet nicht von Haus aus an, Missions-Briefings oder Kameraflüge zu erstellen. <text:span text:style-name="T44">Das hat uns der Vorgänger unseres Spiel voraus! </text:span>Allerdings bietet die Engine<text:note text:id="ftn5" text:note-class="footnote"><text:note-citation>5</text:note-citation><text:note-body><text:p text:style-name="P54"><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4">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4">Auftrag</text:span> „<text:span text:style-name="T44">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4">Auftrag</text:span> gestartet werden, <text:span text:style-name="T5">sobald</text:span> das Briefing <text:span text:style-name="T44">oder der Kameraflug</text:span> <text:span text:style-name="T5">vollständig</text:span> durchgelaufen ist. <text:span text:style-name="T54">Damit dies funktioniert, muss der Quest angegeben werden, an den das Briefing gehangen wurde.</text:span></text:p>
      <text:p text:style-name="P17">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83"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4">Es ähnelt dem altbekannten Schema, wurde aber um einige neue Inhalte ergänzt. Das </text:span>werde ich nun <text:span text:style-name="T21">grundlegend beleuchten</text:span>.</text:p>
      <text:p text:style-name="Code">local briefing = {<text:line-break/> <text:s text:c="3"/>barStyle = "<text:span text:style-name="T20">big</text:span>",<text:line-break/> <text:s text:c="3"/>disableGlobalInvulnerability = false,<text:line-break/> <text:s text:c="3"/>restoreCamera = <text:span text:style-name="T21">true</text:span>,<text:line-break/> <text:s text:c="3"/><text:span text:style-name="T28">restoreGameSpeed = false,<text:line-break/></text:span> <text:s text:c="3"/>skip<text:span text:style-name="T21">PerPage</text:span> = true,<text:line-break/> <text:s text:c="3"/>hideFoW = true,<text:line-break/> <text:s text:c="3"/>showSky = true,<text:line-break/> <text:s text:c="3"/>hideBorderPins = true<text:line-break/><text:span text:style-name="T20">}</text:span>;<text:line-break/>local AP, ASP, <text:span text:style-name="T22">ASMC</text:span> = AddPages(briefing)</text:p>
      <text:p text:style-name="P12">Dies ist der Kopf des Briefings. Hier werden die Eigenschaften des Briefings notiert, ähnlich wie bei den <text:span text:style-name="T44">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21">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4">Dies sind die Paramater für einen Aufruf von </text:span><text:span text:style-name="T34">ASP</text:span><text:span text:style-name="T44">.</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line-break/>ASP("marcus", "Marcus", "Danke! <text:span text:style-name="T21">Dann frisch ans Werk!</text:span>", true);<text:line-break/>ASP("alandra", "Alandra", "<text:span text:style-name="T21">L</text:span>ass<text:span text:style-name="T21">t</text:span> uns keine Zeit verlieren.", true);</text:p>
      <text:p text:style-name="P14">Schlussendlich fehlt noch der Fuß.</text:p>
      <text:p text:style-name="Code">briefing.finished = function()<text:line-break/>end<text:line-break/>return Start<text:span text:style-name="T22">Briefing</text:span>(briefing);</text:p>
      <text:p text:style-name="P15">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18">return</text:span><text:span text:style-name="T54"> vergessen, sonst funktioniert es nicht!</text:span></text:p>
      <text:h text:style-name="P87" text:outline-level="3"><text:bookmark-start text:name="__RefHeading___Toc758_4145523790"/>Weggablungen in Dialogen<text:bookmark-end text:name="__RefHeading___Toc758_4145523790"/></text:h>
      <text:p text:style-name="P18"><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18">Der Auswahldialog ist der wichtigste Teil. Hier wählt der Spieler die Optionen aus. <text:span text:style-name="T37">ASMC</text:span><text:span text:style-name="T60"> ähnelt dabei </text:span><text:span text:style-name="T37">APS</text:span><text:span text:style-name="T60">, nur das an die Stelle des Callbacks die Optionen getreten sind.</text:span></text:p>
      <text:p text:style-name="P62">local CP = ASMC("hero", "", "Wie entscheidest Du Dich?", true,<text:line-break/> <text:s text:c="3"/>"<text:span text:style-name="T45">Gut, ich werde es tun!</text:span>", 5<text:line-break/> <text:s text:c="3"/>"<text:span text:style-name="T45">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5">Die Nummer entspricht von oben betrachtet der Position der Antwort</text:span>.</text:p>
      <text:p text:style-name="Code">if <text:s/><text:span text:style-name="T42">MCGetSelectedAnswer(CP) == 1 then</text:span></text:p>
      <text:p text:style-name="Code"><text:s text:c="4"/>-- Mach was!</text:p>
      <text:p text:style-name="P45"><text:span text:style-name="T57">e</text:span>lse</text:p>
      <text:p text:style-name="P45"><text:s text:c="4"/>-- Mach was anderes!</text:p>
      <text:p text:style-name="Code">end</text:p>
      <text:p text:style-name="P20">Auf diese Weise kannst Du, basierend auf der gewählten Antwort, auf die Entscheidung des Spielers reagieren. Wozu Du dies nutzt, bleibt deiner Fantasie überlassen.</text:p>
      <text:h text:style-name="P83"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3">local <text:span text:style-name="T22">cutscene</text:span> = {<text:line-break/> <text:s text:c="3"/>barStyle = "<text:span text:style-name="T22">small</text:span>",<text:line-break/> <text:s text:c="3"/>disableGlobalInvulnerability = false,<text:line-break/> <text:s text:c="3"/>restoreCamera = <text:span text:style-name="T22">false</text:span>,<text:line-break/> <text:s text:c="3"/><text:span text:style-name="T28">restoreGameSpeed = false,<text:line-break/></text:span> <text:s text:c="3"/>skip<text:span text:style-name="T22">All</text:span> = true,<text:line-break/> <text:s text:c="3"/>hideFoW = true,<text:line-break/> <text:s text:c="3"/>showSky = true,<text:line-break/> <text:s text:c="3"/>hideBorderPins = true<text:line-break/><text:span text:style-name="T20">}</text:span>;</text:p>
      <text:p text:style-name="P42">local <text:span text:style-name="T23">AF</text:span> = Add<text:span text:style-name="T29">Flights</text:span>(cutscene)</text:p>
      <text:p text:style-name="P29">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text:span><text:soft-page-break/><text:span text:style-name="T56">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5">Natürlich kann auch </text:span><text:span text:style-name="T19">AP</text:span><text:span text:style-name="T55"> Cutscenes nutzen, allerdings bietet </text:span><text:span text:style-name="T19">AF</text:span><text:span text:style-name="T55"> eine übersichtlichere Notation. Du musst Dir keine Gedanken darüber machen, wie viele Seiten Dein Kameraflug hat. Außerdem willst Du keine permanenten Änderungen vornehmen, wie z.B. Gebiete aufdecken und Markierungen anbringen.</text:span></text:p>
      <text:p text:style-name="P36">Aus diesem Grund müssen die einzelnen Seiten nicht zugreifbar sein. <text:span text:style-name="T69">AF</text:span> <text:span text:style-name="T56">kann aus einer Liste von Positionen eine Bewegung erzeugen, die alle Positionen nacheinander abfährt.</text:span></text:p>
      <text:p text:style-name="P36"><text:span text:style-name="T56">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39">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37">Abgeschlossen wird die Cutscene abermals mit ihrem Fuß. Er besteht, wie gewohnt, aus einer Finished-Funktion und dem Startbefehl.</text:p>
      <text:p text:style-name="P47"><text:span text:style-name="T25">cutscene</text:span>.finished = function()<text:line-break/>end<text:line-break/>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88" text:outline-level="3"><text:bookmark-start text:name="__RefHeading___Toc392_1840017082"/><text:soft-page-break/>Relative Positionsangaben<text:bookmark-end text:name="__RefHeading___Toc392_1840017082"/></text:h>
      <text:p text:style-name="P38"><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text:span text:style-name="T61">Man kann entwede die direkte Position eines Entity verwenden, oder die relative Position in einem bestimmten Abstand und Winkel.</text:span></text:p>
      <text:p text:style-name="P44">-- <text:span text:style-name="T25">{Entity, Kamerahöhe, Distanz, Winkel}<text:line-break/></text:span>LookAt <text:s text:c="5"/>= {<text:span text:style-name="T24">"Blickpunkt1", 200</text:span>},<text:line-break/><text:span text:style-name="T66">Position <text:s text:c="3"/>= {"Kameraposition1", 450, 3000, 25},</text:span></text:p>
      <text:p text:style-name="P89">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90"><text:span text:style-name="T67">In DIE SIEDLER - </text:span>Aufstieg eines Königreichs <text:span text:style-name="T67">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91">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68">Die </text:span>Nutzung<text:bookmark-end text:name="__RefHeading___Toc2080_460903398"/></text:h>
      <text:p text:style-name="P92">Das Burglager wird für den angegebenen Spieler initialisiert und kann sofort danach verwendet werden. Diese Funktion muss immer zuerst aufgerufen werden, bevor irgend etwas mit dem Burgtlager gemacht wird.</text:p>
      <text:p text:style-name="P71">API.CastleStoreCreate(<text:span text:style-name="T67">1</text:span>);</text:p>
      <text:p text:style-name="P92">Ein Burglager kann natürlich jeder Zeit wieder entfernt werden. Alle Waren im Burglager sind dann jedoch unwiederbringlich verloren.</text:p>
      <text:p text:style-name="P71">API.CastleStoreDestroy(<text:span text:style-name="T67">1</text:span>);</text:p>
      <text:p text:style-name="P93">Dem Burglager können auch direkt Waren hinzugefügt oder daraus entfernt werden.</text:p>
      <text:p text:style-name="P71">API.CastleStoreAddGood(<text:span text:style-name="T67">1</text:span>, Good<text:span text:style-name="T67">s.G_Wool</text:span>, <text:span text:style-name="T67">25</text:span>);<text:line-break/>API.CastleStore<text:span text:style-name="T68">Remove</text:span>Good(<text:span text:style-name="T67">1</text:span>, Good<text:span text:style-name="T67">s.G_Wool</text:span>, <text:span text:style-name="T67">25</text:span>);</text:p>
      <text:p text:style-name="P93">Die Menge an Waren im Burglager können abgefragt werden.</text:p>
      <text:p text:style-name="Code"><text:soft-page-break/><text:span text:style-name="T68">Local WoolAmount <text:s/>= </text:span>API.CastleStoreGetGoodAmount(<text:span text:style-name="T68">1</text:span>, <text:span text:style-name="T68">Goods.G_Wool</text:span>);<text:line-break/><text:span text:style-name="T68">local TotalAmount = </text:span>API.CastleStoreGetTotalAmount(<text:span text:style-name="T68">1</text:span>);</text:p>
      <text:p text:style-name="P93">Der voreingestellte Basiswert zur Berechnung des Lagerlimits kann geändert werden.</text:p>
      <text:p text:style-name="Code">API.CastleStoreSetBaseCapacity(<text:span text:style-name="T68">1</text:span>, <text:span text:style-name="T68">150</text:span>);</text:p>
      <text:h text:style-name="Heading_20_2" text:outline-level="2"><text:bookmark-start text:name="__RefHeading___Toc2082_460903398"/>Die Vorteile<text:bookmark-end text:name="__RefHeading___Toc2082_460903398"/></text:h>
      <text:p text:style-name="P95">Man kann viel über die Vor- und Nachteile philosophieren. <text:span text:style-name="T74">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73">Feature</text:p>
          </table:table-cell>
          <table:table-cell table:style-name="Tabelle2.A1" office:value-type="string">
            <text:p text:style-name="P73">Symfonia Lager</text:p>
          </table:table-cell>
          <table:table-cell table:style-name="Tabelle2.C1" office:value-type="string">
            <text:p text:style-name="P73">Sonstige Lager</text:p>
          </table:table-cell>
        </table:table-row>
        <table:table-row>
          <table:table-cell table:style-name="Tabelle2.A2" office:value-type="string">
            <text:p text:style-name="P72">Einlagerung von Waren aus dem Lagerhaus</text:p>
          </table:table-cell>
          <table:table-cell table:style-name="Tabelle2.A2" office:value-type="string">
            <text:p text:style-name="P74"><text:span text:style-name="T70">✔</text:span> </text:p>
          </table:table-cell>
          <table:table-cell table:style-name="Tabelle2.C2" office:value-type="string">
            <text:p text:style-name="P74"><text:span text:style-name="T70">✔</text:span> </text:p>
          </table:table-cell>
        </table:table-row>
        <table:table-row>
          <table:table-cell table:style-name="Tabelle2.A2" office:value-type="string">
            <text:p text:style-name="P72">Automatische Verwaltung, sobald Platz verfügbar ist</text:p>
          </table:table-cell>
          <table:table-cell table:style-name="Tabelle2.A2" office:value-type="string">
            <text:p text:style-name="P75"><text:span text:style-name="T70">✔</text:span></text:p>
          </table:table-cell>
          <table:table-cell table:style-name="Tabelle2.C2" office:value-type="string">
            <text:p text:style-name="P75"><text:span text:style-name="T70">✔</text:span></text:p>
          </table:table-cell>
        </table:table-row>
        <table:table-row>
          <table:table-cell table:style-name="Tabelle2.A2" office:value-type="string">
            <text:p text:style-name="P72">Möglichkeit Waren im Lager zu reservieren</text:p>
          </table:table-cell>
          <table:table-cell table:style-name="Tabelle2.A2" office:value-type="string">
            <text:p text:style-name="P75"><text:span text:style-name="T70">✔</text:span></text:p>
          </table:table-cell>
          <table:table-cell table:style-name="Tabelle2.C2" office:value-type="string">
            <text:p text:style-name="P75"><text:span text:style-name="T73">(</text:span><text:span text:style-name="T71">✔)</text:span></text:p>
          </table:table-cell>
        </table:table-row>
        <table:table-row>
          <table:table-cell table:style-name="Tabelle2.A2" office:value-type="string">
            <text:p text:style-name="P72">Möglichkeit Waren nicht zur Lagerung zuzulassen</text:p>
          </table:table-cell>
          <table:table-cell table:style-name="Tabelle2.A2" office:value-type="string">
            <text:p text:style-name="P75"><text:span text:style-name="T70">✔</text:span></text:p>
          </table:table-cell>
          <table:table-cell table:style-name="Tabelle2.C2" office:value-type="string">
            <text:p text:style-name="P75"><text:span text:style-name="T73">(</text:span><text:span text:style-name="T71">✔)</text:span></text:p>
          </table:table-cell>
        </table:table-row>
        <table:table-row>
          <table:table-cell table:style-name="Tabelle2.A2" office:value-type="string">
            <text:p text:style-name="P72">Lagerzustand eines Warentyps einzeln bestimmen</text:p>
          </table:table-cell>
          <table:table-cell table:style-name="Tabelle2.A2" office:value-type="string">
            <text:p text:style-name="P75"><text:span text:style-name="T70">✔</text:span></text:p>
          </table:table-cell>
          <table:table-cell table:style-name="Tabelle2.C2" office:value-type="string">
            <text:p text:style-name="P75"><text:span text:style-name="T72">✘</text:span></text:p>
          </table:table-cell>
        </table:table-row>
        <table:table-row>
          <table:table-cell table:style-name="Tabelle2.A2" office:value-type="string">
            <text:p text:style-name="P72"><text:span text:style-name="T75">Keine externen Texturen benötigt</text:span></text:p>
          </table:table-cell>
          <table:table-cell table:style-name="Tabelle2.A2" office:value-type="string">
            <text:p text:style-name="P75"><text:span text:style-name="T70">✔</text:span></text:p>
          </table:table-cell>
          <table:table-cell table:style-name="Tabelle2.C2" office:value-type="string">
            <text:p text:style-name="P75"><text:span text:style-name="T72">✘</text:span></text:p>
          </table:table-cell>
        </table:table-row>
        <table:table-row>
          <table:table-cell table:style-name="Tabelle2.A2" office:value-type="string">
            <text:p text:style-name="P72">Tribute können aus dem Burglager beglichen werden</text:p>
          </table:table-cell>
          <table:table-cell table:style-name="Tabelle2.A2" office:value-type="string">
            <text:p text:style-name="P75"><text:span text:style-name="T70">✔</text:span></text:p>
          </table:table-cell>
          <table:table-cell table:style-name="Tabelle2.C2" office:value-type="string">
            <text:p text:style-name="P75"><text:span text:style-name="T72">✘</text:span></text:p>
          </table:table-cell>
        </table:table-row>
        <table:table-row>
          <table:table-cell table:style-name="Tabelle2.A2" office:value-type="string">
            <text:p text:style-name="P72">Interaktive Objekte mit Waren aus der Burg aktivieren</text:p>
          </table:table-cell>
          <table:table-cell table:style-name="Tabelle2.A2" office:value-type="string">
            <text:p text:style-name="P75"><text:span text:style-name="T70">✔</text:span></text:p>
          </table:table-cell>
          <table:table-cell table:style-name="Tabelle2.C2" office:value-type="string">
            <text:p text:style-name="P75"><text:span text:style-name="T72">✘</text:span></text:p>
          </table:table-cell>
        </table:table-row>
        <table:table-row>
          <table:table-cell table:style-name="Tabelle2.A2" office:value-type="string">
            <text:p text:style-name="P72">Gemischte Kostenbegleichung (Lagerhaus und Burg)</text:p>
          </table:table-cell>
          <table:table-cell table:style-name="Tabelle2.A2" office:value-type="string">
            <text:p text:style-name="P75"><text:span text:style-name="T70">✔</text:span></text:p>
          </table:table-cell>
          <table:table-cell table:style-name="Tabelle2.C2" office:value-type="string">
            <text:p text:style-name="P74"><text:span text:style-name="T72">✘</text:span> </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12-10T21:17:52.011000000</dc:date>
    <meta:editing-duration>PT2H50M57S</meta:editing-duration>
    <meta:editing-cycles>50</meta:editing-cycles>
    <meta:generator>LibreOffice/5.4.5.1$Windows_X86_64 LibreOffice_project/79c9829dd5d8054ec39a82dc51cd9eff340dbee8</meta:generator>
    <meta:document-statistic meta:table-count="2" meta:image-count="0" meta:object-count="0" meta:page-count="14" meta:paragraph-count="220" meta:word-count="3890" meta:character-count="27794" meta:non-whitespace-character-count="23633"/>
  </office:meta>
</office:document-meta>
</file>